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3: Providing safe environment for children</text:span></text:p>
      <text:p text:style-name="P1"><text:span text:style-name="T1">3.5 Discuss the rights of children and parents/carers in situations where harm or abuse is suspected or disclosed. </text:span></text:p>
      <text:p text:style-name="P1"><text:span text:style-name="T1">If there is suspected abuse of a child then they have many rights that need to be kept. The first right that they have is to be kept safe and prtected from harm, this means that whilst they are in the care of the people that are working in the setting. They also have the right to only have one medical exam if there has been an suspition of sexual abuse; this is because they don't have to go through the trauma of having that kind of exam for more than one time. Another right that the child suspected of abuse has is the right to not be subjected to continual questioning becuase, again, that would cause the child more trauma and they might not be able to give the person asking the questions clear answers therefore making it harder for them to get a straight forward answer.The child has the right to be kept informed at every stage of the investigation because they have the right to know if something has happened in regards to the investigation and so that feel safe, this brings me to the last right that the child has, they have the right to be kept in the family wherever possible and have the right to be offered support during this time. </text:span></text:p>
      <text:p text:style-name="P1"><text:span text:style-name="T1">The parents also have rights when they are going through this time with their children. This makes sure that they are being looked after when they are going through this and making sure that they have someone to talk to; they have the right to be kept informed as they need to know if their child is safe. The parents have very little rights when it comes to this type if situation; this is because they aren't the ones who needs the help when they are going throught this and the child is more important. However if it is the parents that is abusing the child then they have no rights at all.</text:span></text:p>
      <text:p text:style-name="P1"><text:span text:style-name="T1">It is important that the practitioners of the setting work in partnership to make sure that they are working together to make sure that they are getting to the bottom of the child's suspected abuse. They also need to make sure that they have good communication within the setting so that they are able to understand each other and is able to talk to each other in confidence. It is also important that they people in the setting trust each other so that they take the claim seriously and so that they are able to make sure that the person that has made the claim is trustworthy and isn't making it up. </text:span></text:p>
      <text:p text:style-name="P1"><text:span text:style-name="T1">It is important that the people in the setting know about confendentuality because they need to understand that what they say is meant to be kept between them and the people that they have told, they need to make sure that they don't take the problems home with them and make sure that they stay professional whilst in the setting, to make sure that nothing distracts the for providing care to the children. They also need to make sure that they are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